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954cm" style:rel-column-width="728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I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I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86cm" table:align="left"/>
    </style:style>
    <style:style style:name="Tabla2.A" style:family="table-column">
      <style:table-column-properties style:column-width="2.198cm"/>
    </style:style>
    <style:style style:name="Tabla2.B" style:family="table-column">
      <style:table-column-properties style:column-width="2.2cm"/>
    </style:style>
    <style:style style:name="Tabla2.F" style:family="table-column">
      <style:table-column-properties style:column-width="2.607cm"/>
    </style:style>
    <style:style style:name="Tabla2.G" style:family="table-column">
      <style:table-column-properties style:column-width="1.79cm"/>
    </style:style>
    <style:style style:name="Tabla2.H" style:family="table-column">
      <style:table-column-properties style:column-width="2.19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H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7d4" officeooo:paragraph-rsid="0004d7d4"/>
    </style:style>
    <style:style style:name="P2" style:family="paragraph" style:parent-style-name="Standard">
      <style:text-properties officeooo:rsid="0004d7d4" officeooo:paragraph-rsid="0005d70f"/>
    </style:style>
    <style:style style:name="P3" style:family="paragraph" style:parent-style-name="Standard">
      <style:text-properties officeooo:rsid="0004d7d4" officeooo:paragraph-rsid="00066d60"/>
    </style:style>
    <style:style style:name="P4" style:family="paragraph" style:parent-style-name="Standard">
      <style:text-properties officeooo:rsid="0005d70f" officeooo:paragraph-rsid="0005d70f"/>
    </style:style>
    <style:style style:name="P5" style:family="paragraph" style:parent-style-name="Standard">
      <style:text-properties style:text-underline-style="solid" style:text-underline-width="auto" style:text-underline-color="font-color" officeooo:rsid="0004d7d4" officeooo:paragraph-rsid="0005d70f"/>
    </style:style>
    <style:style style:name="P6" style:family="paragraph" style:parent-style-name="Standard">
      <style:text-properties officeooo:rsid="00066d60" officeooo:paragraph-rsid="00066d60"/>
    </style:style>
    <style:style style:name="P7" style:family="paragraph" style:parent-style-name="Standard">
      <style:text-properties officeooo:rsid="00082672" officeooo:paragraph-rsid="00082672"/>
    </style:style>
    <style:style style:name="P8" style:family="paragraph" style:parent-style-name="Table_20_Contents">
      <style:text-properties officeooo:rsid="0004d7d4" officeooo:paragraph-rsid="0004d7d4"/>
    </style:style>
    <style:style style:name="P9" style:family="paragraph" style:parent-style-name="Table_20_Contents">
      <style:text-properties officeooo:rsid="00066d60" officeooo:paragraph-rsid="00066d60"/>
    </style:style>
    <style:style style:name="P10" style:family="paragraph" style:parent-style-name="Table_20_Contents">
      <style:text-properties officeooo:rsid="00066d60" officeooo:paragraph-rsid="00082672"/>
    </style:style>
    <style:style style:name="P11" style:family="paragraph" style:parent-style-name="Table_20_Contents">
      <style:text-properties officeooo:rsid="00082672" officeooo:paragraph-rsid="00082672"/>
    </style:style>
    <style:style style:name="P12" style:family="paragraph" style:parent-style-name="Table_20_Contents">
      <style:text-properties officeooo:paragraph-rsid="00082672"/>
    </style:style>
    <style:style style:name="P13" style:family="paragraph" style:parent-style-name="Table_20_Contents">
      <style:text-properties fo:color="#c9211e" loext:opacity="100%" officeooo:rsid="00082672" officeooo:paragraph-rsid="00082672"/>
    </style:style>
    <style:style style:name="P14" style:family="paragraph" style:parent-style-name="Table_20_Contents">
      <style:text-properties style:text-underline-style="solid" style:text-underline-width="auto" style:text-underline-color="font-color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color="#c9211e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.- Para que un equipo esté en la red TCP-IP es necesario que tenga su tarjeta de red (host). Y debe tener una configuración de IP, Gateway, Máscara y DNS.</text:p>
      <text:p text:style-name="Text_20_body">2.- La información que se envía en la red desde un equipo lleva información asociada como la IP de destino y la IP de origen.</text:p>
      <text:p text:style-name="Text_20_body">3.- La información que se envía por la red TCP-IP es troceada en paquetes, esto significa que en cada paquete hay un trozo de la información y también los datos para que el paquete llegue a su destino. También orden o número del paquete del total de paquetes.</text:p>
      <text:p text:style-name="Text_20_body">4.- Cuando nos dan la IP de un equipo necesitamos la máscara para saber a qué red pertenece la IP.</text:p>
      <text:p text:style-name="Text_20_body">5.- Para enviar información a redes distintas a la que pertenece una IP necesitamos conocer la IP del Gateway.</text:p>
      <text:p text:style-name="Text_20_body"/>
      <text:p text:style-name="Text_20_body">6.- Para realizar subnetting necesitamos conocer:</text:p>
      <text:list xml:id="list3709802476" text:style-name="L1">
        <text:list-item>
          <text:p text:style-name="P16">Una IP de la red.</text:p>
        </text:list-item>
        <text:list-item>
          <text:p text:style-name="P16">La máscara de la red.</text:p>
        </text:list-item>
        <text:list-item>
          <text:p text:style-name="P15">Cuantas redes queremos o cuantos equipos por red.</text:p>
        </text:list-item>
      </text:list>
      <text:p text:style-name="Text_20_body">7.- Metodología para hacer subnetting.</text:p>
      <text:list xml:id="list1956470016" text:style-name="L2">
        <text:list-item>
          <text:p text:style-name="P18">Calcular la nueva máscara de red:</text:p>
          <text:list>
            <text:list-item>
              <text:p text:style-name="P18">reserva de los ceros de la antigua máscara y dependiendo de los host que me piden o de las redes que me piden aumentar el número de unos para cubrir ese requisito.</text:p>
            </text:list-item>
            <text:list-item>
              <text:p text:style-name="P18">11111111.11111111.00000000.00000000</text:p>
            </text:list-item>
            <text:list-item>
              <text:p text:style-name="P18">Caso 1: me piden que haya 40 redes entonces calculo cuantas posiciones necesito para 40 redes 2^n. n= 6 posiciones:</text:p>
            </text:list-item>
            <text:list-item>
              <text:p text:style-name="P18">11111111.11111111.11111100.00000000 -&gt; 255.255.252.0</text:p>
            </text:list-item>
            <text:list-item>
              <text:p text:style-name="P18">Caso 2: me piden que monte redes con 500 hosts. 2^n-2&gt;0 500. N = 9.</text:p>
            </text:list-item>
            <text:list-item>
              <text:p text:style-name="P18">11111111.11111111.11111110.00000000 -&gt; 255.255.254.0</text:p>
            </text:list-item>
          </text:list>
        </text:list-item>
        <text:list-item>
          <text:p text:style-name="P18">Calculo las IP de las redes, teniendo en cuenta la red inicial que calcularé con la IP que me dieron y la máscara antigua:</text:p>
          <text:list>
            <text:list-item>
              <text:p text:style-name="P18">10.34.23.1 ::: 255.255.0.0</text:p>
            </text:list-item>
            <text:list-item>
              <text:p text:style-name="P18">00001010.00100010.00010111.00000001 ---à  10.34.23.1</text:p>
            </text:list-item>
            <text:list-item>
              <text:p text:style-name="P18">11111111.11111111.00000000.00000000 à           255.255.0.0</text:p>
            </text:list-item>
            <text:list-item>
              <text:p text:style-name="P18">00001010.00100010.00000000.00000000 -à              10.34.0.0 red 0</text:p>
            </text:list-item>
            <text:list-item>
              <text:p text:style-name="P18">11111111.11111111.11111100.00000000 --à   255.255.252.0</text:p>
            </text:list-item>
            <text:list-item>
              <text:p text:style-name="P18">00001010.00100010.00000100.00000000 -à              10.34.4.0 red 1</text:p>
            </text:list-item>
            <text:list-item>
              <text:p text:style-name="P18">Caso que me piden de la red 36 el host 268 -à      10.34.145.12</text:p>
            </text:list-item>
            <text:list-item>
              <text:p text:style-name="P17">00001010.00100010.10010001.00001100 ---à     10.34.145.12</text:p>
            </text:list-item>
          </text:list>
        </text:list-item>
      </text:list>
      <text:p text:style-name="Standard">piden</text:p>
      <text:p text:style-name="Standard"/>
      <text:p text:style-name="Standard"/>
      <text:p text:style-name="Standard"><text:soft-page-break/></text:p>
      <text:p text:style-name="Standard"/>
      <text:p text:style-name="P1">Ejercicio 1. IP partida: 10.45.8.2/22 ← Máscara, como hay 22, se ponen tantos 1 como números en la máscara hay, se empieza desde la izquierda.</text:p>
      <text:p text:style-name="P1"/>
      <text:p text:style-name="P1">1. Calcular redes para 400 host</text:p>
      <text:p text:style-name="P1">1.1 De la red 256 el host 350.</text:p>
      <text:p text:style-name="P1">1.2 De la red 324 el host 29</text:p>
      <text:p text:style-name="P1"/>
      <text:p text:style-name="P1">2^n-2&gt;=400</text:p>
      <text:p text:style-name="P1">n=9, es decir, voy a tener 2⁹ – 2 hosts por red.</text:p>
      <text:p text:style-name="P1"/>
      <table:table table:name="Tabla1" table:style-name="Tabla1">
        <table:table-column table:style-name="Tabla1.A" table:number-columns-repeated="9"/>
        <table:table-row table:style-name="TableLine94915992474896">
          <table:table-cell table:style-name="Tabla1.A1" office:value-type="string">
            <text:p text:style-name="P8">00001010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I1" office:value-type="string">
            <text:p text:style-name="Table_20_Contents"/>
          </table:table-cell>
        </table:table-row>
        <table:table-row table:style-name="TableLine94915992474896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I2" office:value-type="string">
            <text:p text:style-name="Table_20_Contents"/>
          </table:table-cell>
        </table:table-row>
        <table:table-row table:style-name="TableLine94915992474896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I2" office:value-type="string">
            <text:p text:style-name="Table_20_Contents"/>
          </table:table-cell>
        </table:table-row>
        <table:table-row table:style-name="TableLine94915992474896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I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4">NOTA: Todas las posiciones del host, tienen 0.</text:p>
      <text:p text:style-name="P4">Ejercicio 2.</text:p>
      <text:p text:style-name="P4">Calcular la máscara para tener 8 redes más.</text:p>
      <text:p text:style-name="P2">1. Calcular redes para 400 host</text:p>
      <text:p text:style-name="P2">1.1 De la red 256 el host 350.</text:p>
      <text:p text:style-name="P2">1.2 De la red 324 el host 2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1.- Subredes de 500 host mínimo... IP: 172.15.0.0 Máscara: 255.224.0.0 </text:p>
      <text:p text:style-name="P3">a. El host 254, de la subred 3854. </text:p>
      <text:p text:style-name="P6">2^n – 2&gt;=500</text:p>
      <text:p text:style-name="P7">n=9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/>
        <table:table-column table:style-name="Tabla2.A"/>
        <table:table-column table:style-name="Tabla2.F"/>
        <table:table-column table:style-name="Tabla2.G"/>
        <table:table-column table:style-name="Tabla2.H"/>
        <table:table-row table:style-name="TableLine94915939021360">
          <table:table-cell table:style-name="Tabla2.A1" office:value-type="string">
            <text:p text:style-name="Table_20_Contents">10101100</text:p>
          </table:table-cell>
          <table:table-cell table:style-name="Tabla2.A1" office:value-type="string">
            <text:p text:style-name="P9">00001111</text:p>
          </table:table-cell>
          <table:table-cell table:style-name="Tabla2.A1" office:value-type="string">
            <text:p text:style-name="P9">00000000</text:p>
          </table:table-cell>
          <table:table-cell table:style-name="Tabla2.A1" office:value-type="string">
            <text:p text:style-name="P9">00000000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9">172.15.0.0</text:p>
          </table:table-cell>
          <table:table-cell table:style-name="Tabla2.A1" office:value-type="string">
            <text:p text:style-name="Table_20_Contents"/>
          </table:table-cell>
          <table:table-cell table:style-name="Tabla2.H1" office:value-type="string">
            <text:p text:style-name="P9">IP</text:p>
          </table:table-cell>
        </table:table-row>
        <table:table-row table:style-name="TableLine94915939021360">
          <table:table-cell table:style-name="Tabla2.A2" office:value-type="string">
            <text:p text:style-name="Table_20_Contents">11111111</text:p>
          </table:table-cell>
          <table:table-cell table:style-name="Tabla2.A2" office:value-type="string">
            <text:p text:style-name="P9">11100000</text:p>
          </table:table-cell>
          <table:table-cell table:style-name="Tabla2.A2" office:value-type="string">
            <text:p text:style-name="P9">00000000</text:p>
          </table:table-cell>
          <table:table-cell table:style-name="Tabla2.A2" office:value-type="string">
            <text:p text:style-name="P9">00000000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11">225.224.0.0</text:p>
          </table:table-cell>
          <table:table-cell table:style-name="Tabla2.A2" office:value-type="string">
            <text:p text:style-name="Table_20_Contents"/>
          </table:table-cell>
          <table:table-cell table:style-name="Tabla2.H2" office:value-type="string">
            <text:p text:style-name="P11">Máscara</text:p>
          </table:table-cell>
        </table:table-row>
        <table:table-row table:style-name="TableLine94915939021360">
          <table:table-cell table:style-name="Tabla2.A2" office:value-type="string">
            <text:p text:style-name="P12">11111111</text:p>
          </table:table-cell>
          <table:table-cell table:style-name="Tabla2.A2" office:value-type="string">
            <text:p text:style-name="P10">11100000</text:p>
          </table:table-cell>
          <table:table-cell table:style-name="Tabla2.A2" office:value-type="string">
            <text:p text:style-name="P11">0000000<text:span text:style-name="T1">0</text:span></text:p>
          </table:table-cell>
          <table:table-cell table:style-name="Tabla2.A2" office:value-type="string">
            <text:p text:style-name="P13">00000000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H2" office:value-type="string">
            <text:p text:style-name="Table_20_Contents"/>
          </table:table-cell>
        </table:table-row>
        <table:table-row table:style-name="TableLine94915939021360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H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. El host 64, de la subred 198. </text:p>
      <text:p text:style-name="P3">c. El host 487, de la subred 2670.</text:p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08:45:43.972652754</meta:creation-date>
    <dc:date>2022-02-24T10:16:02.578293111</dc:date>
    <meta:editing-duration>PT36M38S</meta:editing-duration>
    <meta:editing-cycles>1</meta:editing-cycles>
    <meta:document-statistic meta:table-count="2" meta:image-count="0" meta:object-count="0" meta:page-count="3" meta:paragraph-count="62" meta:word-count="490" meta:character-count="2850" meta:non-whitespace-character-count="2392"/>
    <meta:generator>LibreOffice/7.3.0.3$Linux_X86_64 LibreOffice_project/30$Build-3</meta:generator>
  </office:meta>
</office:document-meta>
</file>